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6b4ae" officeooo:paragraph-rsid="0006b4ae"/>
    </style:style>
    <style:style style:name="P2" style:family="paragraph" style:parent-style-name="Standard">
      <style:text-properties officeooo:rsid="0006b4ae" officeooo:paragraph-rsid="0007b48f"/>
    </style:style>
    <style:style style:name="P3" style:family="paragraph" style:parent-style-name="Standard">
      <style:text-properties officeooo:rsid="0007b48f" officeooo:paragraph-rsid="0007b48f"/>
    </style:style>
    <style:style style:name="P4" style:family="paragraph" style:parent-style-name="Standard">
      <style:text-properties officeooo:rsid="000869eb" officeooo:paragraph-rsid="000869eb"/>
    </style:style>
    <style:style style:name="P5" style:family="paragraph" style:parent-style-name="Standard">
      <style:text-properties style:text-underline-style="solid" style:text-underline-width="auto" style:text-underline-color="font-color" officeooo:rsid="000869eb" officeooo:paragraph-rsid="000869eb"/>
    </style:style>
    <style:style style:name="P6" style:family="paragraph" style:parent-style-name="Standard">
      <style:text-properties officeooo:rsid="000a55c9" officeooo:paragraph-rsid="000a55c9"/>
    </style:style>
    <style:style style:name="P7" style:family="paragraph" style:parent-style-name="Standard">
      <style:text-properties officeooo:rsid="000c19f6" officeooo:paragraph-rsid="000c19f6"/>
    </style:style>
    <style:style style:name="P8" style:family="paragraph" style:parent-style-name="Standard">
      <style:text-properties officeooo:rsid="000d06c8" officeooo:paragraph-rsid="000d06c8"/>
    </style:style>
    <style:style style:name="P9" style:family="paragraph" style:parent-style-name="Standard">
      <style:text-properties officeooo:rsid="000f17f7" officeooo:paragraph-rsid="000f17f7"/>
    </style:style>
    <style:style style:name="P10" style:family="paragraph" style:parent-style-name="Standard">
      <style:text-properties officeooo:rsid="00115ddf" officeooo:paragraph-rsid="00115ddf"/>
    </style:style>
    <style:style style:name="P11" style:family="paragraph" style:parent-style-name="Standard">
      <style:text-properties officeooo:rsid="00159d25" officeooo:paragraph-rsid="00159d25"/>
    </style:style>
    <style:style style:name="P12" style:family="paragraph" style:parent-style-name="Standard">
      <style:text-properties officeooo:rsid="0015edd1" officeooo:paragraph-rsid="0015edd1"/>
    </style:style>
    <style:style style:name="P13" style:family="paragraph" style:parent-style-name="Standard">
      <style:text-properties officeooo:rsid="00219230" officeooo:paragraph-rsid="00219230"/>
    </style:style>
    <style:style style:name="P14" style:family="paragraph" style:parent-style-name="Standard">
      <style:text-properties officeooo:rsid="00244268" officeooo:paragraph-rsid="00244268"/>
    </style:style>
    <style:style style:name="P15" style:family="paragraph" style:parent-style-name="Standard">
      <style:text-properties officeooo:rsid="002486a6" officeooo:paragraph-rsid="002486a6"/>
    </style:style>
    <style:style style:name="P16" style:family="paragraph" style:parent-style-name="Standard">
      <style:text-properties style:text-underline-style="solid" style:text-underline-width="auto" style:text-underline-color="font-color" officeooo:rsid="0015edd1" officeooo:paragraph-rsid="0015edd1"/>
    </style:style>
    <style:style style:name="P17" style:family="paragraph" style:parent-style-name="Standard" style:list-style-name="L1">
      <style:text-properties officeooo:rsid="0015edd1" officeooo:paragraph-rsid="0015edd1"/>
    </style:style>
    <style:style style:name="P18" style:family="paragraph" style:parent-style-name="Standard" style:list-style-name="L1">
      <style:text-properties officeooo:rsid="00171795" officeooo:paragraph-rsid="00171795"/>
    </style:style>
    <style:style style:name="P19" style:family="paragraph" style:parent-style-name="Standard" style:list-style-name="L1">
      <style:text-properties officeooo:rsid="0017c264" officeooo:paragraph-rsid="0017c264"/>
    </style:style>
    <style:style style:name="P20" style:family="paragraph" style:parent-style-name="Standard" style:list-style-name="L1">
      <style:text-properties officeooo:rsid="00187cef" officeooo:paragraph-rsid="00187cef"/>
    </style:style>
    <style:style style:name="P21" style:family="paragraph" style:parent-style-name="Standard" style:list-style-name="L1">
      <style:text-properties officeooo:rsid="001a7de6" officeooo:paragraph-rsid="001a7de6"/>
    </style:style>
    <style:style style:name="P22" style:family="paragraph" style:parent-style-name="Standard" style:list-style-name="L1">
      <style:text-properties officeooo:rsid="001f5fe3" officeooo:paragraph-rsid="001f5fe3"/>
    </style:style>
    <style:style style:name="T1" style:family="text">
      <style:text-properties officeooo:rsid="0007b48f"/>
    </style:style>
    <style:style style:name="T2" style:family="text">
      <style:text-properties style:text-underline-style="solid" style:text-underline-width="auto" style:text-underline-color="font-color"/>
    </style:style>
    <style:style style:name="T3" style:family="text">
      <style:text-properties fo:background-color="#50200c" loext:char-shading-value="0"/>
    </style:style>
    <style:style style:name="T4" style:family="text">
      <style:text-properties officeooo:rsid="000ec6c3"/>
    </style:style>
    <style:style style:name="T5" style:family="text">
      <style:text-properties officeooo:rsid="0011bdf6"/>
    </style:style>
    <style:style style:name="T6" style:family="text">
      <style:text-properties officeooo:rsid="0013a044"/>
    </style:style>
    <style:style style:name="T7" style:family="text">
      <style:text-properties officeooo:rsid="00187cef"/>
    </style:style>
    <style:style style:name="T8" style:family="text">
      <style:text-properties officeooo:rsid="0019ea68"/>
    </style:style>
    <style:style style:name="T9" style:family="text">
      <style:text-properties officeooo:rsid="001bf9b9"/>
    </style:style>
    <style:style style:name="T10" style:family="text">
      <style:text-properties officeooo:rsid="001db615"/>
    </style:style>
    <style:style style:name="T11" style:family="text">
      <style:text-properties officeooo:rsid="002486a6"/>
    </style:style>
    <style:style style:name="T12" style:family="text">
      <style:text-properties officeooo:rsid="00266f3a"/>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nseil pédagogique numérique</text:p>
      <text:p text:style-name="P1"/>
      <text:h text:style-name="Heading_20_1" text:outline-level="1"><text:span text:style-name="T11">I] </text:span>Pix et le référentiel des compétences numériques</text:h>
      <text:p text:style-name="P1"/>
      <text:p text:style-name="P3">• Attention, PIX n’est pas un outil de formation.</text:p>
      <text:p text:style-name="P3"/>
      <text:p text:style-name="P2"><text:span text:style-name="T1">• </text:span>Que sont les compétences nu<text:span text:style-name="T1">mériques ?</text:span></text:p>
      <text:p text:style-name="P2"/>
      <text:p text:style-name="P5">Etat du numérique chez les jeunes en France</text:p>
      <text:p text:style-name="P2"/>
      <text:p text:style-name="P4">71 % des jeunes ont leur téléphones tjrs avec eux dans leur chambre.</text:p>
      <text:p text:style-name="P4">31 % des jeunes se lèvent ou restent éveillé <text:s/>dans la nuit pour être sur leur écran.</text:p>
      <text:p text:style-name="P4">71 % des parents contrôlent le temps et le moment de la connexion de leurs enfants.</text:p>
      <text:p text:style-name="P4">Réseaux favoris des jeunes de 11-14 ans : Snap, Youtube, TikTok</text:p>
      <text:p text:style-name="P4"/>
      <text:p text:style-name="P4">! Les usages ordinaires ne leurs permettent pas de développer des compétences transférables dans leur activité scolaire. Seuls qqs parents hautement dotés en capital culturel et technique adoptent et transmettent des compétences numériques proches des pratiques légitimes dans le monde scolaire.</text:p>
      <text:p text:style-name="P4"/>
      <text:p text:style-name="P4"><text:span text:style-name="T2">Dans le BO et dans le code de l’éducation</text:span>, définision d’un cadre de référence des compétences numériques (CRCN).</text:p>
      <text:p text:style-name="P4"/>
      <text:p text:style-name="P4">CRCN : il y a pour chacune des compétences plusieurs niveaux de compétences </text:p>
      <text:p text:style-name="P6"/>
      <text:p text:style-name="P6">Il existe un PIX+Edu plutôt pour les enseignants.</text:p>
      <text:p text:style-name="P6"/>
      <text:p text:style-name="P7"><text:span text:style-name="T3">Devoirs </text:span>: Faire un bilan par discipline de quels domaines du référentiel sont abordés en prévision de l’année prochaine. </text:p>
      <text:p text:style-name="P8">Cela permettra d’anticiper afin de <text:span text:style-name="T4">s’assurer</text:span> tout couvrir.</text:p>
      <text:p text:style-name="P9">Poll : Voulez-vous travailler là-dessus la semaine prochaine, la semaine du 19 mai 2025.</text:p>
      <text:p text:style-name="P9"/>
      <text:p text:style-name="P10">On peut créer <text:span text:style-name="T5">une campagne composée de </text:span>parcours sur Orga Pix pour évaluer, situer les élèves. <text:span text:style-name="T5">Attention, on ne connaît pas le contenu exact des parcours </text:span><text:span text:style-name="T6">et on ne peut pas personnaliser</text:span><text:span text:style-name="T5">… </text:span><text:span text:style-name="T6">Si on choisit un parcours disciplinaire, cela va évaluer toutes les compétences numériques, ce qui n’est pas très pratique ; mieux vaut choisir des parcours non disciplinaires.</text:span></text:p>
      <text:p text:style-name="P11">Il y a plus d’informations sur Eduscol Pix.</text:p>
      <text:p text:style-name="P11"/>
      <text:h text:style-name="Heading_20_1" text:outline-level="1">II] Pearltree</text:h>
      <text:p text:style-name="P15"/>
      <text:p text:style-name="P16">Intervention membre de Pearltree</text:p>
      <text:p text:style-name="P12"/>
      <text:p text:style-name="P12">Dans le cadre de l’appel à projet numérique du département, nous pouvons avoir accès à la version Pro de Pearltrees.</text:p>
      <text:p text:style-name="P12"/>
      <text:p text:style-name="P12">Fonctionnalités de Pearltrees :</text:p>
      <text:list text:style-name="L1">
        <text:list-item>
          <text:p text:style-name="P17">IA générative</text:p>
        </text:list-item>
        <text:list-item>
          <text:p text:style-name="P17"><text:soft-page-break/>pallier aux discontinuités pédagogiques</text:p>
        </text:list-item>
        <text:list-item>
          <text:p text:style-name="P17">plateforme s’intègre à l’ENT via MediaCentre, il n’y a pas de nouveaux identifiants</text:p>
        </text:list-item>
        <text:list-item>
          <text:p text:style-name="P18">fermé de l’extérieur (tout le monde ne peut pas y accéder)</text:p>
        </text:list-item>
        <text:list-item>
          <text:p text:style-name="P18">on peut faire des piles de feuilles de cours</text:p>
        </text:list-item>
        <text:list-item>
          <text:p text:style-name="P19">il y a des IA pour expliquer les cours <text:span text:style-name="T7">(RGPD)</text:span></text:p>
        </text:list-item>
        <text:list-item>
          <text:p text:style-name="P20">mode <text:span text:style-name="T8">diaporama </text:span></text:p>
        </text:list-item>
        <text:list-item>
          <text:p text:style-name="P21">les élèves peuvent participer à un cours en publiant par exemple une photo, <text:span text:style-name="T10">un audio, une vidéo, un document Word</text:span> sur un Pearltree quand on lui donne l’autorisation</text:p>
        </text:list-item>
        <text:list-item>
          <text:p text:style-name="P22">documents collaboratifs pour les élèves</text:p>
        </text:list-item>
        <text:list-item>
          <text:p text:style-name="P21">on peut partager un Pearltree seulement à qqs élèves (on a aussi accès à l’annuai<text:span text:style-name="T9">re ENT)</text:span></text:p>
        </text:list-item>
      </text:list>
      <text:p text:style-name="P10"/>
      <text:p text:style-name="P9"/>
      <text:p text:style-name="P13">Il existe une alternative aussi qui réunit beaucoup des fonctionnalités de Pearltree : digipad de la Digitale.</text:p>
      <text:p text:style-name="P13"/>
      <text:p text:style-name="P14"><text:span text:style-name="T12">A noter qu’il</text:span> pourrait être bien que l’ensemble des enseignants utilisent les mêmes outils <text:span text:style-name="T12">dans l’idéal.</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15T15:14:35.067000000</meta:creation-date>
    <dc:date>2025-05-16T14:28:40.037000000</dc:date>
    <meta:editing-duration>PT1H26M5S</meta:editing-duration>
    <meta:editing-cycles>30</meta:editing-cycles>
    <meta:generator>LibreOffice/7.4.3.2$Windows_X86_64 LibreOffice_project/1048a8393ae2eeec98dff31b5c133c5f1d08b890</meta:generator>
    <meta:document-statistic meta:table-count="0" meta:image-count="0" meta:object-count="0" meta:page-count="2" meta:paragraph-count="34" meta:word-count="453" meta:character-count="2717" meta:non-whitespace-character-count="2304"/>
  </office:meta>
</office:document-meta>
</file>